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3aaa"/>
    </style:style>
    <style:style style:name="T1" style:family="text">
      <style:text-properties officeooo:rsid="001a3aaa"/>
    </style:style>
    <style:style style:name="T2" style:family="text">
      <style:text-properties officeooo:rsid="001c1e73"/>
    </style:style>
    <style:style style:name="T3" style:family="text">
      <style:text-properties officeooo:rsid="001cc8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tab/>Professor Giddy is a long time programming professor that wants to see some real world applications with some of this pet projects. With some code snippets he gave to all of his students he wants to see how well they can implement his rocket launching software </text:span><text:span text:style-name="T3">to target and fire on only red blinking target cut outs</text:span><text:span text:style-name="T1">. </text:span></text:p>
      <text:p text:style-name="Standard"><text:span text:style-name="T1"/></text:p>
      <text:p text:style-name="Standard"><text:span text:style-name="T1"/></text:p>
      <text:p text:style-name="P1"><text:span text:style-name="T1"><text:tab/>General Mayhem is a high ranking military officer who is looking to use the toy rocket launcher software as a training tool and guide for new rocket defense system. He is hoping that this software can be implemented by the government in a few years on a large scale </text:span><text:span text:style-name="T3">to use a camera to track targets that will blink and fall over</text:span><text:span text:style-name="T1">. </text:span></text:p>
      <text:p text:style-name="P1"><text:span text:style-name="T1"/></text:p>
      <text:p text:style-name="P1"><text:span text:style-name="T1"/></text:p>
      <text:p text:style-name="P1"><text:span text:style-name="T1"><text:tab/>After Joe Schmo finished with his toy rocket launching program he uploaded it to the Internet. He was then contacted by a company and they offered to buy his software if he could incorporate it with their </text:span><text:span text:style-name="T2">in-house code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8T08:03:13</meta:creation-date>
    <meta:generator>LibreOffice/3.6$Linux_X86_64 LibreOffice_project/360m1$Build-2</meta:generator>
    <dc:date>2013-03-18T10:03:01</dc:date>
    <meta:editing-duration>PT1H43M3S</meta:editing-duration>
    <meta:editing-cycles>2</meta:editing-cycles>
    <meta:document-statistic meta:table-count="0" meta:image-count="0" meta:object-count="0" meta:page-count="1" meta:paragraph-count="3" meta:word-count="159" meta:character-count="878" meta:non-whitespace-character-count="717"/>
  </office:meta>
</office:document-meta>
</file>